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9828" officeooo:paragraph-rsid="00159828"/>
    </style:style>
    <style:style style:name="T1" style:family="text">
      <style:text-properties officeooo:rsid="001598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查看隐藏文件<text:span text:style-name="T1">ubuntu </text:span></text:p>
      <text:p text:style-name="P1">ctrl +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02:33:58.354257520</meta:creation-date>
    <dc:date>2018-01-07T02:34:25.213491841</dc:date>
    <meta:editing-duration>PT27S</meta:editing-duration>
    <meta:editing-cycles>1</meta:editing-cycles>
    <meta:document-statistic meta:table-count="0" meta:image-count="0" meta:object-count="0" meta:page-count="1" meta:paragraph-count="2" meta:word-count="10" meta:character-count="21" meta:non-whitespace-character-count="18"/>
    <meta:generator>LibreOffice/5.1.4.2$Linux_X86_64 LibreOffice_project/10m0$Build-2</meta:generator>
  </office:meta>
</office:document-meta>
</file>